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D0000004DDF4938F4.png" manifest:media-type="image/png"/>
  <manifest:file-entry manifest:full-path="Pictures/10003390000007EA000007EA33B1F48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95ff95" draw:opacity="50%" draw:textarea-horizontal-align="center" draw:textarea-vertical-align="bottom" draw:auto-grow-height="false" fo:min-height="4.476cm" fo:min-width="13.476cm" draw:shadow-opacity="50%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808080" draw:opacity-name="Transparency_20_1" draw:textarea-horizontal-align="left" draw:textarea-vertical-align="top" draw:auto-grow-height="false" fo:min-height="0.428cm" fo:min-width="5.726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b469" draw:opacity="50%" draw:textarea-horizontal-align="center" draw:textarea-vertical-align="top" draw:auto-grow-height="false" fo:min-height="7.836cm" fo:min-width="4.955cm" draw:shadow-opacity="50%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0085c4" draw:opacity="50%" draw:textarea-horizontal-align="center" draw:textarea-vertical-align="top" draw:auto-grow-height="false" fo:min-height="2.848cm" fo:min-width="10.898cm" fo:padding-top="0.025cm" draw:shadow-opacity="50%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002bff" draw:textarea-horizontal-align="center" draw:textarea-vertical-align="top" draw:auto-grow-height="false" fo:min-height="2.016cm" fo:min-width="6.516cm" fo:padding-top="0.025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b7b202" draw:textarea-horizontal-align="center" draw:textarea-vertical-align="top" draw:auto-grow-height="false" fo:min-height="0.319cm" fo:min-width="1.45cm" fo:padding-top="0.025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002bff" draw:textarea-horizontal-align="center" draw:textarea-vertical-align="top" draw:auto-grow-height="false" fo:min-height="2.016cm" fo:min-width="2.266cm" fo:padding-top="0.025cm" style:writing-mode="lr-tb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solid" svg:stroke-color="#000000" draw:fill="solid" draw:fill-color="#ffbf7e" draw:opacity="100%" draw:textarea-horizontal-align="center" draw:textarea-vertical-align="top" draw:auto-grow-height="false" fo:min-height="4.433cm" fo:min-width="2.433cm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8100" draw:textarea-horizontal-align="center" draw:textarea-vertical-align="top" draw:auto-grow-height="false" fo:min-height="0.428cm" fo:min-width="1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0000" draw:textarea-horizontal-align="center" draw:textarea-vertical-align="top" draw:auto-grow-height="false" fo:min-height="0.428cm" fo:min-width="1.428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2.375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3.275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6000" draw:textarea-horizontal-align="center" draw:textarea-vertical-align="top" draw:auto-grow-height="false" fo:min-height="0.237cm" fo:min-width="2.212cm" fo:padding-top="-0.0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76c801" draw:textarea-horizontal-align="center" draw:textarea-vertical-align="top" draw:auto-grow-height="false" fo:min-height="0.428cm" fo:min-width="5.479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4.415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0000" draw:textarea-horizontal-align="center" draw:textarea-vertical-align="top" draw:auto-grow-height="false" fo:min-height="0.428cm" fo:min-width="1.17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76c801" draw:textarea-horizontal-align="center" draw:textarea-vertical-align="top" draw:auto-grow-height="false" fo:min-height="0.428cm" fo:min-width="3.428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bf00ff" draw:textarea-horizontal-align="center" draw:textarea-vertical-align="top" draw:auto-grow-height="false" fo:min-height="0.248cm" fo:min-width="1.696cm" fo:padding-top="0.02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007aff" draw:textarea-horizontal-align="center" draw:textarea-vertical-align="top" draw:auto-grow-height="false" fo:min-height="0.248cm" fo:min-width="0.04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6000" draw:textarea-horizontal-align="center" draw:textarea-vertical-align="top" draw:auto-grow-height="false" fo:min-height="0.287cm" fo:min-width="2.212cm" fo:padding-top="-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76c801" draw:textarea-horizontal-align="center" draw:textarea-vertical-align="top" draw:auto-grow-height="false" fo:min-height="0.428cm" fo:min-width="2.378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.982cm" fo:padding-top="0.15cm" fo:padding-bottom="0.15cm" fo:padding-left="0.275cm" fo:padding-right="0.275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1.474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0000" draw:textarea-horizontal-align="center" draw:textarea-vertical-align="top" draw:auto-grow-height="false" fo:min-height="0.428cm" fo:min-width="2.128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bf00ff" draw:textarea-horizontal-align="center" draw:textarea-vertical-align="top" draw:auto-grow-height="false" fo:min-height="0.348cm" fo:min-width="1.696cm" fo:padding-top="0.02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bf00ff" draw:textarea-horizontal-align="center" draw:textarea-vertical-align="top" draw:auto-grow-height="false" fo:min-height="0.348cm" fo:min-width="1.499cm" fo:padding-top="0.02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2.271cm" fo:min-width="2.70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1.048cm" fo:min-width="0.34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none" loext:fill-use-slide-background="false" fo:min-height="0cm" fo:min-width="0cm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2" style:family="paragraph">
      <loext:graphic-properties draw:fill="solid" draw:fill-color="#95ff95" draw:opacity="50%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solid" draw:fill-color="#808080" draw:opacity-name="Transparency_20_1"/>
      <style:paragraph-properties fo:text-align="center" style:writing-mode="lr-tb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b469" draw:opacity="50%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0085c4" draw:opacity="50%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002b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b7b202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 draw:fill-color="#002b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solid" draw:fill-color="#ffbf7e" draw:opacity="100%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8100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ff0000"/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16" style:family="paragraph">
      <loext:graphic-properties draw:fill="solid" draw:fill-color="#ff6000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solid" draw:fill-color="#76c801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loext:graphic-properties draw:fill="solid" draw:fill-color="#bf00ff"/>
      <style:paragraph-properties fo:text-align="center" style:writing-mode="lr-tb"/>
      <style:text-properties fo:font-size="10.5pt" style:font-size-asian="10.5pt" style:font-size-complex="10.5pt"/>
    </style:style>
    <style:style style:name="P19" style:family="paragraph">
      <loext:graphic-properties draw:fill="solid" draw:fill-color="#007aff"/>
      <style:paragraph-properties fo:text-align="center" style:writing-mode="lr-tb"/>
      <style:text-properties fo:font-size="10.5pt" style:font-size-asian="10.5pt" style:font-size-complex="10.5pt"/>
    </style:style>
    <style:style style:name="P20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="none"/>
      <style:paragraph-properties style:writing-mode="lr-tb"/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2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0000" loext:opacity="100%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25cm" svg:height="5cm" svg:x="6.25cm" svg:y="3.75cm">
          <text:p text:style-name="P1"><text:span text:style-name="T1">Cultures</text:span></text:p>
          <draw:enhanced-geometry svg:viewBox="0 0 21600 21600" draw:path-stretchpoint-x="10800" draw:path-stretchpoint-y="10800" draw:text-areas="?f3 ?f4 ?f5 ?f6" draw:type="round-rectangle" draw:modifiers="2027.95657969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5.952cm" svg:y="4.1cm">
          <text:p text:style-name="P3"><text:span text:style-name="T2">Terminé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749cm" svg:height="8.38cm" svg:x="0.251cm" svg:y="0.65cm">
          <text:p text:style-name="P5"><text:span text:style-name="T2">Îlot</text:span></text:p>
          <draw:enhanced-geometry svg:viewBox="0 0 21600 21600" draw:path-stretchpoint-x="10800" draw:path-stretchpoint-y="10800" draw:text-areas="?f3 ?f4 ?f5 ?f6" draw:type="round-rectangle" draw:modifiers="1889.53043478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1.55cm" svg:height="3.15cm" svg:x="6.2cm" svg:y="0.205cm">
          <text:p text:style-name="P5"><text:span text:style-name="T2">Famil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85.059545290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7.25cm" svg:height="2.4cm" svg:x="6.5cm" svg:y="0.75cm">
          <text:p text:style-name="P8"><text:span text:style-name="T2">Espè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cm" svg:height="0.519cm" svg:x="6.8cm" svg:y="1.4cm">
          <text:p text:style-name="P5"><text:span text:style-name="T2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cm" svg:height="2.4cm" svg:x="14.3cm" svg:y="0.75cm">
          <text:p text:style-name="P5"><text:span text:style-name="T2">Espè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custom-shape draw:style-name="gr9" draw:text-style-name="P12" draw:layer="layout" svg:width="3.249cm" svg:height="4.999cm" svg:x="0.501cm" svg:y="1.501cm">
            <text:p text:style-name="P5"><text:span text:style-name="T3">Unité prod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cm" svg:y="2.5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cm" svg:y="3.5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cm" svg:y="4.5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cm" svg:y="5.5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8">
          <draw:custom-shape draw:style-name="gr9" draw:text-style-name="P12" draw:layer="layout" svg:width="3.249cm" svg:height="4.999cm" svg:x="1.5cm" svg:y="2.301cm">
            <text:p text:style-name="P5"><text:span text:style-name="T3">Unité prod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.999cm" svg:y="3.3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.999cm" svg:y="4.3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.999cm" svg:y="5.3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2.25cm" svg:height="0.75cm" svg:x="1.999cm" svg:y="6.3cm">
            <text:p text:style-name="P5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2" draw:layer="layout" svg:width="3.249cm" svg:height="4.999cm" svg:x="2.501cm" svg:y="3.101cm">
          <text:p text:style-name="P5"><text:span text:style-name="T3">Unité pro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2cm" svg:height="0.75cm" svg:x="14.801cm" svg:y="2.101cm">
          <text:p text:style-name="P3"><text:span text:style-name="T2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.251cm" svg:height="0.5cm" draw:transform="rotate (-1.5707963267949) translate (8.499cm 2.15cm)">
          <text:p/>
          <draw:enhanced-geometry svg:viewBox="0 0 21600 21600" draw:text-areas="0 ?f0 ?f5 ?f2" draw:type="right-arrow" draw:modifiers="18597.7859778598 5087.42514970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4.252cm" svg:height="0.5cm" draw:transform="rotate (-1.5707963267949) translate (9.098cm 2.15cm)">
          <text:p/>
          <draw:enhanced-geometry svg:viewBox="0 0 21600 21600" draw:text-areas="0 ?f0 ?f5 ?f2" draw:type="right-arrow" draw:modifiers="19304.3968963085 5216.76646706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2.75cm" svg:height="0.4cm" svg:x="7cm" svg:y="4.445cm">
          <text:p text:style-name="P3"><text:span text:style-name="T2">Sous abr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6.051cm" svg:height="0.75cm" svg:x="10cm" svg:y="7.103cm">
          <text:p text:style-name="P3"><text:span text:style-name="T2">En place (semis direc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5.253cm" svg:height="0.5cm" draw:transform="rotate (-1.5707963267949) translate (10.398cm 2.15cm)">
          <text:p/>
          <draw:enhanced-geometry svg:viewBox="0 0 21600 21600" draw:text-areas="0 ?f0 ?f5 ?f2" draw:type="right-arrow" draw:modifiers="19786.9813475447 5044.311377245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4" draw:layer="layout" svg:width="1.75cm" svg:height="0.75cm" svg:x="9.75cm" svg:y="2.1cm">
          <text:p text:style-name="P3"><text:span text:style-name="T2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cm" svg:height="0.75cm" svg:x="9.5cm" svg:y="4.1cm">
          <text:p text:style-name="P3"><text:span text:style-name="T2">En 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248cm" svg:height="0.55cm" svg:x="13.402cm" svg:y="4.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5.5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7.152cm" svg:y="5.101cm">
          <text:p text:style-name="P3"><text:span text:style-name="T2">Terminé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2.75cm" svg:height="0.4cm" svg:x="8.101cm" svg:y="5.446cm">
          <text:p text:style-name="P3"><text:span text:style-name="T2">Sous abr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cm" svg:height="0.75cm" svg:x="10.7cm" svg:y="5.101cm">
          <text:p text:style-name="P3"><text:span text:style-name="T2">En 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6.64cm" svg:y="6.102cm">
          <text:p text:style-name="P3"><text:span text:style-name="T2">Terminé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2.75cm" svg:height="0.4cm" svg:x="8.701cm" svg:y="6.446cm">
          <text:p text:style-name="P3"><text:span text:style-name="T2">Sous abr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2.95cm" svg:height="0.75cm" svg:x="11.3cm" svg:y="6.102cm">
          <text:p text:style-name="P3"><text:span text:style-name="T2">En 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8.353cm" svg:y="7.103cm">
          <text:p text:style-name="P3"><text:span text:style-name="T2">Terminé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1.75cm" svg:height="0.5cm" svg:x="5.1cm" svg:y="4.2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75cm" svg:height="0.5cm" svg:x="5.1cm" svg:y="5.2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75cm" svg:height="0.5cm" svg:x="5.1cm" svg:y="6.2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75cm" svg:height="0.5cm" svg:x="5.1cm" svg:y="7.2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2.25cm" svg:height="0.5cm" draw:transform="rotate (-1.5707963267949) translate (7.5cm 2.15cm)">
          <text:p/>
          <draw:enhanced-geometry svg:viewBox="0 0 21600 21600" draw:text-areas="0 ?f0 ?f5 ?f2" draw:type="right-arrow" draw:modifiers="17367.6267748479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2.7cm" svg:height="0.75cm" svg:x="6.8cm" svg:y="2.1cm">
          <text:p text:style-name="P3"><text:span text:style-name="T2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.248cm" svg:height="0.55cm" svg:x="14.603cm" svg:y="5.10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6.701cm" svg:y="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.248cm" svg:height="0.55cm" svg:x="14.103cm" svg:y="6.10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6.201cm" svg:y="6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2.051cm" svg:height="0.55cm" svg:x="16cm" svg:y="7.10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7.901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3.25cm" svg:height="2.57cm" draw:transform="rotate (3.09429423086075) translate (3.405cm 9.251cm)">
          <text:p/>
          <draw:enhanced-geometry svg:viewBox="0 0 21600 21600" draw:mirror-horizontal="false" draw:mirror-vertical="false" draw:text-areas="0 0 21600 21600" draw:type="circular-arrow" draw:modifiers="180 29.8969468329322 8825.108285139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0" draw:layer="layout" svg:width="0.891cm" svg:height="1.346cm" draw:transform="rotate (-2.96740879424076) translate (2.058cm 7.124cm)">
          <text:p/>
          <draw:enhanced-geometry svg:viewBox="0 0 21600 21600" draw:mirror-horizontal="true" draw:mirror-vertical="false" draw:text-areas="0 0 21600 21600" draw:type="circular-arrow" draw:modifiers="180 -54.4303321041712 7663.101588131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0" draw:layer="layout" svg:width="0.891cm" svg:height="1.346cm" draw:transform="rotate (-2.96740879424076) translate (2.984cm 7.918cm)">
          <text:p/>
          <draw:enhanced-geometry svg:viewBox="0 0 21600 21600" draw:mirror-horizontal="true" draw:mirror-vertical="false" draw:text-areas="0 0 21600 21600" draw:type="circular-arrow" draw:modifiers="180 -54.4303321041712 7663.101588131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2.75cm" svg:height="0.662cm" svg:x="0.55cm" svg:y="7.962cm">
          <text:p text:style-name="P21"><text:span text:style-name="T4">Rotations</text:span></text:p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2.025cm" svg:height="2.025cm" svg:x="18.324cm" svg:y="0.701cm">
          <draw:image xlink:href="Pictures/10003390000007EA000007EA33B1F48F.svg" xlink:type="simple" xlink:show="embed" xlink:actuate="onLoad" draw:mime-type="image/svg+xml">
            <text:p/>
          </draw:image>
          <draw:image xlink:href="Pictures/100000010000004D0000004DDF4938F4.png" xlink:type="simple" xlink:show="embed" xlink:actuate="onLoad" draw:mime-type="image/png"/>
        </draw:frame>
        <draw:custom-shape draw:style-name="gr6" draw:text-style-name="P10" draw:layer="layout" svg:width="2cm" svg:height="0.519cm" svg:x="9.101cm" svg:y="1.4cm">
          <text:p text:style-name="P5"><text:span text:style-name="T2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cm" svg:height="0.519cm" svg:x="11.301cm" svg:y="1.4cm">
          <text:p text:style-name="P5"><text:span text:style-name="T2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cm" svg:height="0.519cm" svg:x="14.801cm" svg:y="1.4cm">
          <text:p text:style-name="P5"><text:span text:style-name="T2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25cm" svg:height="0.75cm" svg:x="3cm" svg:y="4.1cm">
          <text:p text:style-name="P5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25cm" svg:height="0.75cm" svg:x="3cm" svg:y="5.1cm">
          <text:p text:style-name="P5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25cm" svg:height="0.75cm" svg:x="3cm" svg:y="6.1cm">
          <text:p text:style-name="P5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2.25cm" svg:height="0.75cm" svg:x="3cm" svg:y="7.1cm">
          <text:p text:style-name="P5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linear" draw:start="100%" draw:end="0%" draw:angle="9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</meta:initial-creator>
    <meta:creation-date>2025-03-13T07:42:02.079101210</meta:creation-date>
    <dc:date>2025-03-18T08:44:44.673382194</dc:date>
    <dc:creator>Marc</dc:creator>
    <meta:editing-duration>PT53M</meta:editing-duration>
    <meta:editing-cycles>8</meta:editing-cycles>
    <meta:generator>LibreOffice/24.2.7.2$Linux_X86_64 LibreOffice_project/420$Build-2</meta:generator>
    <meta:document-statistic meta:object-count="61"/>
  </office:meta>
</office:document-meta>
</file>